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f92a" officeooo:paragraph-rsid="0011f92a"/>
    </style:style>
    <style:style style:name="P2" style:family="paragraph" style:parent-style-name="Standard">
      <style:text-properties officeooo:rsid="0011f92a" officeooo:paragraph-rsid="00138768"/>
    </style:style>
    <style:style style:name="P3" style:family="paragraph" style:parent-style-name="Standard">
      <style:text-properties officeooo:rsid="0011f92a" officeooo:paragraph-rsid="00196c93"/>
    </style:style>
    <style:style style:name="P4" style:family="paragraph" style:parent-style-name="Standard">
      <style:text-properties fo:font-size="16pt" fo:font-weight="bold" officeooo:rsid="0011f92a" officeooo:paragraph-rsid="0011f92a" style:font-size-asian="10.5pt"/>
    </style:style>
    <style:style style:name="P5" style:family="paragraph" style:parent-style-name="Standard">
      <style:text-properties officeooo:rsid="00153ed4" officeooo:paragraph-rsid="00153ed4"/>
    </style:style>
    <style:style style:name="P6" style:family="paragraph" style:parent-style-name="Standard">
      <style:text-properties fo:font-style="italic" officeooo:rsid="0011f92a" officeooo:paragraph-rsid="0011f92a" style:font-style-asian="italic" style:font-style-complex="italic"/>
    </style:style>
    <style:style style:name="P7" style:family="paragraph" style:parent-style-name="Standard">
      <style:text-properties officeooo:rsid="001780cb" officeooo:paragraph-rsid="001780cb"/>
    </style:style>
    <style:style style:name="P8" style:family="paragraph" style:parent-style-name="Standard">
      <style:text-properties officeooo:rsid="001877c7" officeooo:paragraph-rsid="001877c7"/>
    </style:style>
    <style:style style:name="P9" style:family="paragraph" style:parent-style-name="Standard">
      <style:text-properties fo:font-weight="bold" officeooo:rsid="001780cb" officeooo:paragraph-rsid="001780cb" style:font-weight-asian="bold" style:font-weight-complex="bold"/>
    </style:style>
    <style:style style:name="P10" style:family="paragraph" style:parent-style-name="Standard">
      <style:text-properties fo:font-weight="bold" officeooo:rsid="001877c7" officeooo:paragraph-rsid="001877c7" style:font-weight-asian="bold" style:font-weight-complex="bold"/>
    </style:style>
    <style:style style:name="P11" style:family="paragraph" style:parent-style-name="Standard">
      <style:text-properties fo:font-weight="bold" officeooo:rsid="0011f92a" officeooo:paragraph-rsid="001877c7" style:font-size-asian="10.5pt"/>
    </style:style>
    <style:style style:name="P12" style:family="paragraph" style:parent-style-name="Standard">
      <style:paragraph-properties fo:break-before="page"/>
      <style:text-properties officeooo:rsid="0011f92a" officeooo:paragraph-rsid="0011f92a"/>
    </style:style>
    <style:style style:name="P13" style:family="paragraph" style:parent-style-name="Standard">
      <style:paragraph-properties fo:break-before="page"/>
      <style:text-properties fo:font-size="16pt" style:text-underline-style="solid" style:text-underline-width="auto" style:text-underline-color="font-color" officeooo:rsid="0011f92a" officeooo:paragraph-rsid="0011f92a" style:font-size-asian="10.5pt"/>
    </style:style>
    <style:style style:name="P14" style:family="paragraph" style:parent-style-name="Standard">
      <style:paragraph-properties fo:break-before="page"/>
      <style:text-properties fo:font-size="16pt" fo:font-weight="bold" officeooo:rsid="0011f92a" officeooo:paragraph-rsid="0011f92a" style:font-size-asian="10.5pt"/>
    </style:style>
    <style:style style:name="P15" style:family="paragraph" style:parent-style-name="Table_20_Contents">
      <style:text-properties officeooo:rsid="00196c93" officeooo:paragraph-rsid="00196c93"/>
    </style:style>
    <style:style style:name="P16" style:family="paragraph" style:parent-style-name="Standard">
      <style:text-properties fo:font-size="16pt" fo:font-weight="bold" officeooo:rsid="0011f92a" officeooo:paragraph-rsid="0011f92a" style:font-size-asian="10.5pt"/>
    </style:style>
    <style:style style:name="P17" style:family="paragraph" style:parent-style-name="Standard">
      <style:text-properties officeooo:rsid="001a6814" officeooo:paragraph-rsid="001a6814"/>
    </style:style>
    <style:style style:name="P18" style:family="paragraph" style:parent-style-name="Standard">
      <style:text-properties officeooo:rsid="0011f92a" officeooo:paragraph-rsid="0011f92a"/>
    </style:style>
    <style:style style:name="P19" style:family="paragraph" style:parent-style-name="Standard">
      <style:text-properties officeooo:rsid="0011f92a" officeooo:paragraph-rsid="001a6814"/>
    </style:style>
    <style:style style:name="P20" style:family="paragraph" style:parent-style-name="Standard">
      <style:text-properties officeooo:rsid="001aa1fe" officeooo:paragraph-rsid="001aa1fe"/>
    </style:style>
    <style:style style:name="P21" style:family="paragraph" style:parent-style-name="Standard">
      <style:text-properties officeooo:rsid="001bc55a" officeooo:paragraph-rsid="001bc55a"/>
    </style:style>
    <style:style style:name="P22" style:family="paragraph" style:parent-style-name="Standard">
      <style:text-properties officeooo:rsid="001bc55a" officeooo:paragraph-rsid="001c8a83"/>
    </style:style>
    <style:style style:name="P23" style:family="paragraph" style:parent-style-name="Standard">
      <style:text-properties fo:font-size="22pt" officeooo:rsid="001e7a55" officeooo:paragraph-rsid="001e7a55" style:font-size-asian="10.5pt"/>
    </style:style>
    <style:style style:name="P24" style:family="paragraph" style:parent-style-name="Standard">
      <style:text-properties fo:font-size="22pt" style:text-underline-style="solid" style:text-underline-width="auto" style:text-underline-color="font-color" officeooo:rsid="001e7a55" officeooo:paragraph-rsid="001e7a55" style:font-size-asian="10.5pt"/>
    </style:style>
    <style:style style:name="P25" style:family="paragraph" style:parent-style-name="Standard">
      <style:paragraph-properties fo:break-before="page"/>
      <style:text-properties fo:font-size="32pt" fo:font-weight="bold" officeooo:rsid="001e7a55" officeooo:paragraph-rsid="001e7a55" style:font-size-asian="10.5pt"/>
    </style:style>
    <style:style style:name="T1" style:family="text">
      <style:text-properties fo:font-weight="bold" style:font-weight-asian="bold" style:font-weight-complex="bold"/>
    </style:style>
    <style:style style:name="T2" style:family="text">
      <style:text-properties fo:font-weight="bold" officeooo:rsid="00138768" style:font-weight-asian="bold" style:font-weight-complex="bold"/>
    </style:style>
    <style:style style:name="T3" style:family="text">
      <style:text-properties fo:font-weight="bold" officeooo:rsid="00153ed4" style:font-weight-asian="bold" style:font-weight-complex="bold"/>
    </style:style>
    <style:style style:name="T4" style:family="text">
      <style:text-properties fo:font-weight="bold" officeooo:rsid="001a6814" style:font-weight-asian="bold" style:font-weight-complex="bold"/>
    </style:style>
    <style:style style:name="T5" style:family="text">
      <style:text-properties fo:font-weight="bold" style:font-size-asian="10.5pt"/>
    </style:style>
    <style:style style:name="T6" style:family="text">
      <style:text-properties officeooo:rsid="00138768"/>
    </style:style>
    <style:style style:name="T7" style:family="text">
      <style:text-properties fo:font-size="16pt" fo:font-weight="bold" style:font-size-asian="10.5pt"/>
    </style:style>
    <style:style style:name="T8" style:family="text">
      <style:text-properties fo:font-style="italic" style:font-style-asian="italic" style:font-style-complex="italic"/>
    </style:style>
    <style:style style:name="T9" style:family="text">
      <style:text-properties fo:font-style="italic" officeooo:rsid="001c8a83"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153ed4"/>
    </style:style>
    <style:style style:name="T12" style:family="text">
      <style:text-properties officeooo:rsid="00165823"/>
    </style:style>
    <style:style style:name="T13" style:family="text">
      <style:text-properties officeooo:rsid="001877c7"/>
    </style:style>
    <style:style style:name="T14" style:family="text">
      <style:text-properties officeooo:rsid="001a6814"/>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officeooo:rsid="001c8a83"/>
    </style:style>
    <style:style style:name="T18" style:family="text">
      <style:text-properties officeooo:rsid="001e5d36"/>
    </style:style>
    <style:style style:name="T19"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Charaktererschaffung</text:span></text:p>
      <text:p text:style-name="P22">Wähle, ob du deine Attribute <text:span text:style-name="T17">w</text:span>ürfelst oder Werte verteilst.</text:p>
      <text:p text:style-name="P22"><text:span text:style-name="T17">Beim verteilen hast du die Werte +2,+2,+1,+1,0,0. </text:span></text:p>
      <text:p text:style-name="P1">Würfle 2w6 für jedes Attribut. Bei <text:span text:style-name="T8">6-</text:span> ist der Wert 0, bei <text:span text:style-name="T8">7-9</text:span> beträgt er +1, bei <text:span text:style-name="T8">10-1</text:span><text:span text:style-name="T9">1</text:span> +2, und wenn du eine <text:span text:style-name="T8">12</text:span> hast sogar +3.</text:p>
      <text:p text:style-name="P21">Du d<text:span text:style-name="T19">arfst</text:span> <text:span text:style-name="T19">ein</text:span> At<text:span text:style-name="T18">t</text:span>ribut um 1 erhöhen (max+3), falls du ein andres um einen Punkt senkst.</text:p>
      <text:p text:style-name="P1"/>
      <text:p text:style-name="P1">Such dir eine <text:span text:style-name="T1">Klasse</text:span> aus. Du erhälst du eine Fertigkeit von deiner Klasse und kannst eine zustätzliche auswählen. Du kannst dir auch zwei Fähigkeiten deiner Klasse auswählen.</text:p>
      <text:p text:style-name="P1"/>
      <text:p text:style-name="P1">Du hast 1 <text:span text:style-name="T1">TrefferWürfel</text:span> (w6) + deinen KON-Wert in extra Trefferwürfeln. Würfle deine Trefferwürfel und behalte so viele Würfel wie du Stufen hast. Die Augenzahl dieser Würfel sind deine Trefferpunkte (<text:span text:style-name="T6">HP</text:span>). <text:span text:style-name="T18">Einsen dürfen nochmal gewürfelt werden.</text:span></text:p>
      <text:p text:style-name="P1">Wenn du rastest und eine Ration zu dir nimmst, dann würfle deine Trefferpunkte neu.</text:p>
      <text:p text:style-name="P1">Falls dich ein Heiler betreut, würfle eine zusätzlichen w6.</text:p>
      <text:p text:style-name="P1"/>
      <text:p text:style-name="P1"/>
      <text:p text:style-name="P4">Klassen</text:p>
      <text:p text:style-name="P2"><text:span text:style-name="T1">Kämpfer</text:span> erhalten Athletik.</text:p>
      <text:p text:style-name="P2"><text:span text:style-name="T8">Fähigkeiten</text:span>: <text:span text:style-name="T1">Gefecht</text:span> <text:span text:style-name="T6">SKIRMISH</text:span>(+1 Schaden und Rüstung zählt als eine Stufe leichter), <text:span text:style-name="T1">Hart im Nehmen</text:span> <text:span text:style-name="T6">TOUGH</text:span>(+1 Rüstung), <text:span text:style-name="T1">Umbringen</text:span> <text:span text:style-name="T6">SLAY</text:span>(+2 Schaden), <text:span text:style-name="T1">Wegstecken</text:span> <text:span text:style-name="T6">HARDY</text:span>(+6<text:span text:style-name="T6">HP</text:span>)</text:p>
      <text:p text:style-name="P1"/>
      <text:p text:style-name="P1"><text:span text:style-name="T5">Schurken</text:span> erhalten Heimlichkeit <text:span text:style-name="T6">(STEALTH)</text:span>. Fähigkeiten: <text:span text:style-name="T1">Meucheln</text:span> <text:span text:style-name="T11">BACKSTAB(</text:span>+3 schaden bei hinterhältgen Angriffen), <text:span text:style-name="T1">Glückspilz</text:span> <text:span text:style-name="T11">LUCKY</text:span>(verwandle einmal pro tag einen Fehlschlag in einen Teilerfolg), <text:span text:style-name="T1">Reflexe</text:span> (du bist zuerst dran und kannst bei Überraschung reagieren), <text:span text:style-name="T3">Bastler</text:span> <text:span text:style-name="T11">TINKER</text:span>(du kannst Schlösserknacken, Taschendiebstahl, Fallen entschäfen in eile versuchen)</text:p>
      <text:p text:style-name="P1"/>
      <text:p text:style-name="P1"><text:span text:style-name="T1">Zauberer</text:span> erhal<text:span text:style-name="T6">t</text:span>en <text:span text:style-name="T6">LORE</text:span>.<text:line-break/>Du beginnst das Spiel mit zwei Wesenheiten, die du <text:span text:style-name="T10">beschwören</text:span> kannst <text:span text:style-name="T2">SUMMON</text:span><text:span text:style-name="T6"> </text:span>(siehe Magie). <text:span text:style-name="T8">Wähle noch eine andere Fähigkeit</text:span>: <text:span text:style-name="T1">Zaubertricks</text:span> <text:span text:style-name="T6">CANTRIP </text:span>(du kennst drei einfache Formeln: Flamme, Schatten, Stimme projeziren usw.), <text:span text:style-name="T1">Befehlen</text:span> <text:span text:style-name="T6">COMMAND</text:span>(du kannst versuchen jeder Art von Geisten, Dämonen usw Befehle zu erteilen), <text:span text:style-name="T1">Rituale</text:span> (du kannst okkulte Rituale durchführen, die in uralten Folianten und schriftrollen beschrieben werden und beginnst das spiel mit zwei dir bekannten ritualen)</text:p>
      <text:p text:style-name="P1"/>
      <text:p text:style-name="P1"><text:span text:style-name="T1">Waldläufer</text:span> erhalten Überleben <text:span text:style-name="T11">SURVIVAL</text:span>.<text:line-break/>Wähle zwei Fähigkeiten: Tiergefährte (du hast eine loyales und kluges Tier als Begleiter), Späher (wenn du die vorhut übernimmst, erspähst du das ziel bevor es dich sieht), Salve (+2 fernkampfschaden), Tiersprache (du kannst dich mit tieren unterhalten und veruchen ihen befehle zu erteilen)</text:p>
      <text:p text:style-name="P1"/>
      <text:p text:style-name="P5">Mönch und Barden …</text:p>
      <text:p text:style-name="P5"/>
      <text:p text:style-name="P13">REGELN</text:p>
      <text:p text:style-name="P1">WÜRFELN</text:p>
      <text:p text:style-name="P1">Wenn du etwas riskantes oder etwas mit ungewissem Ausgang versuchst, würfle 2W6 und zähle den Wert eines deiner Attribute hinzu, je nach dem welche Art von Handlung du vorhast. (der SL sagt dir mögliche Konsquenzen bevor du würfelst, und du kannst dich entscheiden ob es dir das Risiko wert ist oder dich für einen anderen Weg entscheiden)</text:p>
      <text:p text:style-name="P1">Ein Ergebnis von <text:span text:style-name="T1">6 oder weniger</text:span> ist ein Fehlschlag: es läuft schlecht und du bekommst die Konsquenzen zu spüren. Ein Ergebnis von <text:span text:style-name="T1">7-9</text:span> bedeutet einen Teilerfolg: du schaffst es, aber es kostet dich etwas, erfordert einen Kompromiss, erlaubt einen Gegenschlag, du wirst verletzt, es gibt Nebenwirkungen usw. Ein ergebnis von <text:span text:style-name="T1">10 oder mehr</text:span> ist ein voller Erfolg, du schaffst es ohne Komplikationen. Und schliesslich ein ergebnis von <text:span text:style-name="T1">12 oder mehr</text:span> ist ein kritischer Erfolg, du schaffst es fast perfekt und es gibt einen zusätzlchen Gewinn oder Vorteil.</text:p>
      <text:p text:style-name="P1"><text:span text:style-name="T1">Fertigkeiten:</text:span> wenn du eine anwendbare Fertigkeit hast, gibt es keine völligen Fehlschläge für dich. Ein ergebnis von 6 oder weniger bedeutet einen teilerfolg mit einem grössen Kompromiss oder Komplikation als bei 7-9.</text:p>
      <text:p text:style-name="P1"/>
      <text:p text:style-name="P7">KONVENTIONEN UND PRINZIPEN</text:p>
      <text:p text:style-name="P7">Für mache Situationen extisiren sehr gute und bewährteKonvention der Interpretation, so z.B hat sich im Kampf die Prozedur “Hauen und <text:span text:style-name="T13">S</text:span>techen” aus DungeonWorld oft bewährt.</text:p>
      <text:p text:style-name="P7">Hilfreich beidieser Art zu spielen sind Prinzipen,die das Spiel anleiten.</text:p>
      <text:p text:style-name="P9">1) Stell fragen und bau auf die Antworten</text:p>
      <text:p text:style-name="P9">2) <text:span text:style-name="T13">Der MdZ würfelt nie.</text:span></text:p>
      <text:p text:style-name="P8">3) die Unterhaltung</text:p>
      <text:p text:style-name="P10">4) fiktionale Positionierung</text:p>
      <text:p text:style-name="P1"/>
      <text:p text:style-name="P1">DER SCHICKSALSWÜRFEL</text:p>
      <text:p text:style-name="P1">Manchmal wird der SL den <text:span text:style-name="T1">Schicksalswürfel</text:span> heranziehen, um zu ermitteln, wie die Situation sich entwickelt. Niedrige Zahlen bedeuten Unglück, hohe zahlen Glück (oder zumindest kein E<text:span text:style-name="T12">l</text:span>end). Der Schicksalwürfel kann benutzt werden um herauszufinden, wie das Wetter wird, die Einstellung eines zufälligen NSC zu bestimmen oder um fest zu stellen, ob ein wanderndes Monster auftaucht. Der SL darf den Schickalswürfel auch benutzen, um den ausgang einer Handlung SCs zu bestimmen, die nur vom reinen glück abhängt.</text:p>
      <text:p text:style-name="P6">Diese Regeln sind dazu da, sie ganz euren Bedürfnissen auzupassen! Man kann sie im verlauf des Spieles erweitern und anpassen. Wir raten zu einer offen Haltung und einer ledendigen Diskussion über die Möglichkeiten in eurer Runde.</text:p>
      <text:p text:style-name="P1"/>
      <text:p text:style-name="P12"/>
      <text:p text:style-name="P4"><text:span text:style-name="T13">X</text:span>P und Stufen</text:p>
      <text:p text:style-name="P1">Man bekommt erfahrungspunkte für bestandende Gefahren (1 für etwa einfaches und bis zu 20 für echt schwere Herausforderungen) und den Abschluss eines Auftrags oder einer Suche (25 bis 100). Die stufe bestimmt wieviele Trefferwürfel, Fertigkeiten und Fähigkeiten man hat man hat, und wieviel schaden man veruracht.</text:p>
      <text:p text:style-name="P1">Mit 0 erfahrungspunkten ist man Stufe 1. Man bracht die aktuelle stufe * 100 EP um in die nächste stufe aufzusteigen. Mit 100 steigt man in die zweite Stufe auf, mit 300 (100+200) in die dritte usw.</text:p>
      <text:p text:style-name="P1"/>
      <text:p text:style-name="P1">_Trefferwürfel_: 1+Kon in der ersten Stufe, +1 alle geraden stufen (2,4,6...)</text:p>
      <text:p text:style-name="P1">_Fertigkeiten_: 2 in der ersten Stufe, +1 alle durch 3 Teilbaren stufen (3,6,9)</text:p>
      <text:p text:style-name="P1">_Fähigkeiten_: 2 in der ersten Stufe, +1 alle durch 3 Teilbaren stufen (3,6,9)</text:p>
      <text:p text:style-name="P1">_Schaden_: d6 in der ersten Stufe, +1w6 in den Stufen 5 und 10</text:p>
      <text:p text:style-name="P1">Zusätzliche _Attributspunkte_ gibt es in den stufen 4,7 und 10. Kein Attribut darf über +3 erhöht werden.</text:p>
      <text:p text:style-name="P1"/>
      <table:table table:name="Table1" table:style-name="Table1">
        <table:table-column table:style-name="Table1.A" table:number-columns-repeated="6"/>
        <table:table-column table:style-name="Table1.G"/>
        <table:table-row>
          <table:table-cell table:style-name="Table1.A1" office:value-type="string">
            <text:p text:style-name="P11">Stufe</text:p>
          </table:table-cell>
          <table:table-cell table:style-name="Table1.A1" office:value-type="string">
            <text:p text:style-name="P11">TrefferW</text:p>
          </table:table-cell>
          <table:table-cell table:style-name="Table1.A1" office:value-type="string">
            <text:p text:style-name="P11">Fertigkeiten</text:p>
          </table:table-cell>
          <table:table-cell table:style-name="Table1.A1" office:value-type="string">
            <text:p text:style-name="P11">Attribute</text:p>
          </table:table-cell>
          <table:table-cell table:style-name="Table1.A1" office:value-type="string">
            <text:p text:style-name="P11">Fähigkeiten</text:p>
          </table:table-cell>
          <table:table-cell table:style-name="Table1.A1" office:value-type="string">
            <text:p text:style-name="P11">Schaden</text:p>
          </table:table-cell>
          <table:table-cell table:style-name="Table1.G1" office:value-type="string">
            <text:p text:style-name="P11">xP total</text:p>
          </table:table-cell>
        </table:table-row>
        <table:table-row>
          <table:table-cell table:style-name="Table1.A2" office:value-type="string">
            <text:p text:style-name="P15">1</text:p>
          </table:table-cell>
          <table:table-cell table:style-name="Table1.A2" office:value-type="string">
            <text:p text:style-name="P15">1+CON</text:p>
          </table:table-cell>
          <table:table-cell table:style-name="Table1.A2" office:value-type="string">
            <text:p text:style-name="P15">1+1</text:p>
          </table:table-cell>
          <table:table-cell table:style-name="Table1.A2" office:value-type="string">
            <text:p text:style-name="Table_20_Contents"/>
          </table:table-cell>
          <table:table-cell table:style-name="Table1.A2" office:value-type="string">
            <text:p text:style-name="P15">2</text:p>
          </table:table-cell>
          <table:table-cell table:style-name="Table1.A2" office:value-type="string">
            <text:p text:style-name="Table_20_Contents"/>
          </table:table-cell>
          <table:table-cell table:style-name="Table1.G2" office:value-type="string">
            <text:p text:style-name="P15">0</text:p>
          </table:table-cell>
        </table:table-row>
        <table:table-row>
          <table:table-cell table:style-name="Table1.A2" office:value-type="string">
            <text:p text:style-name="P15">2</text:p>
          </table:table-cell>
          <table:table-cell table:style-name="Table1.A2" office:value-type="string">
            <text:p text:style-name="P15">+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15">1000</text:p>
          </table:table-cell>
        </table:table-row>
        <table:table-row>
          <table:table-cell table:style-name="Table1.A2" office:value-type="string">
            <text:p text:style-name="P15">3</text:p>
          </table:table-cell>
          <table:table-cell table:style-name="Table1.A2" office:value-type="string">
            <text:p text:style-name="Table_20_Contents"/>
          </table:table-cell>
          <table:table-cell table:style-name="Table1.A2" office:value-type="string">
            <text:p text:style-name="P15">+1</text:p>
          </table:table-cell>
          <table:table-cell table:style-name="Table1.A2" office:value-type="string">
            <text:p text:style-name="Table_20_Contents"/>
          </table:table-cell>
          <table:table-cell table:style-name="Table1.A2" office:value-type="string">
            <text:p text:style-name="P15">+1</text:p>
          </table:table-cell>
          <table:table-cell table:style-name="Table1.A2" office:value-type="string">
            <text:p text:style-name="Table_20_Contents"/>
          </table:table-cell>
          <table:table-cell table:style-name="Table1.G2" office:value-type="string">
            <text:p text:style-name="P15">3000</text:p>
          </table:table-cell>
        </table:table-row>
        <table:table-row>
          <table:table-cell table:style-name="Table1.A2" office:value-type="string">
            <text:p text:style-name="P15">4</text:p>
          </table:table-cell>
          <table:table-cell table:style-name="Table1.A2" office:value-type="string">
            <text:p text:style-name="P15">+1</text:p>
          </table:table-cell>
          <table:table-cell table:style-name="Table1.A2" office:value-type="string">
            <text:p text:style-name="Table_20_Contents"/>
          </table:table-cell>
          <table:table-cell table:style-name="Table1.A2" office:value-type="string">
            <text:p text:style-name="P3">+1(max +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15">6000</text:p>
          </table:table-cell>
        </table:table-row>
        <table:table-row>
          <table:table-cell table:style-name="Table1.A2" office:value-type="string">
            <text:p text:style-name="P15">5</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5">+1w6</text:p>
          </table:table-cell>
          <table:table-cell table:style-name="Table1.G2" office:value-type="string">
            <text:p text:style-name="P15">10000</text:p>
          </table:table-cell>
        </table:table-row>
        <table:table-row>
          <table:table-cell table:style-name="Table1.A2" office:value-type="string">
            <text:p text:style-name="P15">6</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Table_20_Contents"/>
          </table:table-cell>
          <table:table-cell table:style-name="Table1.A2" office:value-type="string">
            <text:p text:style-name="P15">+1</text:p>
          </table:table-cell>
          <table:table-cell table:style-name="Table1.A2" office:value-type="string">
            <text:p text:style-name="Table_20_Contents"/>
          </table:table-cell>
          <table:table-cell table:style-name="Table1.G2" office:value-type="string">
            <text:p text:style-name="P15">15000</text:p>
          </table:table-cell>
        </table:table-row>
        <table:table-row>
          <table:table-cell table:style-name="Table1.A2" office:value-type="string">
            <text:p text:style-name="P15">7</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3">+1(max +3)</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15">21000</text:p>
          </table:table-cell>
        </table:table-row>
        <table:table-row>
          <table:table-cell table:style-name="Table1.A2" office:value-type="string">
            <text:p text:style-name="P15">8</text:p>
          </table:table-cell>
          <table:table-cell table:style-name="Table1.A2" office:value-type="string">
            <text:p text:style-name="P15">+1</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G2" office:value-type="string">
            <text:p text:style-name="P15">28000</text:p>
          </table:table-cell>
        </table:table-row>
        <table:table-row>
          <table:table-cell table:style-name="Table1.A2" office:value-type="string">
            <text:p text:style-name="P15">9</text:p>
          </table:table-cell>
          <table:table-cell table:style-name="Table1.A2" office:value-type="string">
            <text:p text:style-name="Table_20_Contents"/>
          </table:table-cell>
          <table:table-cell table:style-name="Table1.A2" office:value-type="string">
            <text:p text:style-name="P15">+1</text:p>
          </table:table-cell>
          <table:table-cell table:style-name="Table1.A2" office:value-type="string">
            <text:p text:style-name="Table_20_Contents"/>
          </table:table-cell>
          <table:table-cell table:style-name="Table1.A2" office:value-type="string">
            <text:p text:style-name="P15">+1</text:p>
          </table:table-cell>
          <table:table-cell table:style-name="Table1.A2" office:value-type="string">
            <text:p text:style-name="Table_20_Contents"/>
          </table:table-cell>
          <table:table-cell table:style-name="Table1.G2" office:value-type="string">
            <text:p text:style-name="P15">36000</text:p>
          </table:table-cell>
        </table:table-row>
        <table:table-row>
          <table:table-cell table:style-name="Table1.A2" office:value-type="string">
            <text:p text:style-name="P15">10</text:p>
          </table:table-cell>
          <table:table-cell table:style-name="Table1.A2" office:value-type="string">
            <text:p text:style-name="P15">+1</text:p>
          </table:table-cell>
          <table:table-cell table:style-name="Table1.A2" office:value-type="string">
            <text:p text:style-name="Table_20_Contents"/>
          </table:table-cell>
          <table:table-cell table:style-name="Table1.A2" office:value-type="string">
            <text:p text:style-name="P3">+1(max +3)</text:p>
          </table:table-cell>
          <table:table-cell table:style-name="Table1.A2" office:value-type="string">
            <text:p text:style-name="Table_20_Contents"/>
          </table:table-cell>
          <table:table-cell table:style-name="Table1.A2" office:value-type="string">
            <text:p text:style-name="P15">+1w6</text:p>
          </table:table-cell>
          <table:table-cell table:style-name="Table1.G2" office:value-type="string">
            <text:p text:style-name="P15">45000</text:p>
          </table:table-cell>
        </table:table-row>
      </table:table>
      <text:p text:style-name="P1"/>
      <text:p text:style-name="P1"/>
      <text:p text:style-name="P14">Equipment</text:p>
      <text:p text:style-name="P17">WEAPONS</text:p>
      <text:p text:style-name="P1"><text:span text:style-name="T1">Light</text:span> (10s): d6. <text:span text:style-name="T8">may be wielded as a secondary weapon, allowing you to re-roll damage once per attack.</text:span> includes daggers, short swords, and hand axes.</text:p>
      <text:p text:style-name="P1"><text:span text:style-name="T1">Martial</text:span> (30s): d6+1. must be wielded in main hand. includes long swords, hammers, axes, spears etc.</text:p>
      <text:p text:style-name="P1"><text:span text:style-name="T1">Great</text:span> (40s): d6+2 damage. uses two hands. includes two-handed swords, battle-axes and pole arms.</text:p>
      <text:p text:style-name="P1"><text:span text:style-name="T1">Shortbow</text:span> (10s): d6. also slings etc.</text:p>
      <text:p text:style-name="P1"><text:span text:style-name="T1">Bow</text:span> (30s): d6+1. also crossbows, pistols etc.</text:p>
      <text:p text:style-name="P1"><text:span text:style-name="T1">Heavy Bow/Gun</text:span> (50s): d6+2 damage if firing from a stationary position. includes arbalests and muskets.</text:p>
      <text:p text:style-name="P1"/>
      <text:p text:style-name="P17">ARMOUR</text:p>
      <text:p text:style-name="P1"><text:span text:style-name="T1">Light</text:span> (30s): armor 1.</text:p>
      <text:p text:style-name="P1"><text:span text:style-name="T1">Full</text:span> (60s): armor 2. always has a helm. Makes it very hard to run, move quietly, swim, leap etc.</text:p>
      <text:p text:style-name="P1"><text:span text:style-name="T1">Shield</text:span> (10s): +1 armor.</text:p>
      <text:p text:style-name="P1"/>
      <text:p text:style-name="P20">OTHER</text:p>
      <text:p text:style-name="P1"><text:span text:style-name="T1">Adventuring Gear</text:span> (2s <text:span text:style-name="T15">each</text:span>): 20ft rope, iron spike, chalk, parchment, flint/steel, torches (4), tent, dice, caltrops (slows pursuers), bandages, travel rations, waterskin, wineskin.</text:p>
      <text:p text:style-name="P1"><text:span text:style-name="T1">Tools</text:span> (5s <text:span text:style-name="T15">each</text:span>): crowbar, hatchet, animal trap, lockpicks, pen &amp; pot of ink, fishing pole, shovel, grappling hook, pickaxe, collapsible pole.</text:p>
      <text:p text:style-name="P1"><text:span text:style-name="T1">Occult Items</text:span> (10s <text:span text:style-name="T15">each</text:span>): quicksilver (per dose), pouch of bone dust, vial of holy water (one use), vial of blood, ritual incense and oils.</text:p>
      <text:p text:style-name="P1"><text:span text:style-name="T1">Fancy Items</text:span> (20s <text:span text:style-name="T15">each</text:span>): mirror, lantern, spyglass, sand timer, board game, elaborate clothes, holy symbols and other charms.</text:p>
      <text:p text:style-name="P1"><text:span text:style-name="T1">Fire Oil</text:span> (20s <text:span text:style-name="T15">per flask</text:span>): sets an area on fire (d6+1 damage/round for 3 rounds unless extinguished). fills a lantern 10 times.</text:p>
      <text:p text:style-name="P1"><text:span text:style-name="T1">Boats:</text:span> rowboat (50s) to galley (200,000s).</text:p>
      <text:p text:style-name="P1"><text:span text:style-name="T1">Carts:</text:span> cart (30s) to wagon (100s).</text:p>
      <text:p text:style-name="P19"><text:span text:style-name="T1">Taverns:</text:span> 1s to sleep, 1s to eat, 1s to get drunk.</text:p>
      <text:p text:style-name="P19"><text:span text:style-name="T1">Property:</text:span> house (1,000s) to manor (100,000). Horses: mule (30s), horse (100s), warhorse (1,000s).</text:p>
      <text:p text:style-name="P1"/>
      <text:p text:style-name="P4"><text:span text:style-name="T14">H</text:span>irelings</text:p>
      <text:p text:style-name="P1">Cost per day</text:p>
      <text:p text:style-name="P1"><text:span text:style-name="T1">Torch Bearer</text:span> (2s): 3hp, knife.</text:p>
      <text:p text:style-name="P1"><text:span text:style-name="T1">Guide</text:span> (5s): 6hp, knife, lantern, rope.</text:p>
      <text:p text:style-name="P19"><text:span text:style-name="T1">Expert</text:span> (<text:span text:style-name="T14">[(x^2)+1]</text:span>s): <text:span text:style-name="T14">(3+x)</text:span>hp, skill <text:span text:style-name="T14">X</text:span>, dagger, bow.</text:p>
      <text:p text:style-name="P17"><text:span text:style-name="T1">#</text:span></text:p>
      <text:p text:style-name="P17"><text:span text:style-name="T1">Redshirt </text:span><text:span text:style-name="T16">(3s): 5hp, light weapon, shield or armour</text:span></text:p>
      <text:p text:style-name="P1"><text:span text:style-name="T4">Veteran</text:span> (20s): 12hp, spear, shield, light armor.</text:p>
      <text:p text:style-name="P1"><text:span text:style-name="T1">Champion</text:span> (60s): 18hp, full armor, halberd, sword, shield, dagger.</text:p>
      <text:p text:style-name="P1"/>
      <text:p text:style-name="P25">HINTERGRUND – aotomiodri</text:p>
      <text:p text:style-name="P23"/>
      <text:p text:style-name="P23">Vor etwa 12 Jahren hat die Herrenrasse mit ihren wichtigsten Gefolgsleuten die Welt verlassen um im Himmel die Throne der Götter zu usurpieren. Ihre Weltumspannende Zivilastion ist zusammengebrochen und die obersten Autoritäten sind nun selbsternannte lokale Despoten.</text:p>
      <text:p text:style-name="P24">Was hat noch zum Zusammenbruch beigetragen?</text:p>
      <text:p text:style-name="P23"/>
      <text:p text:style-name="P23">Seit die Meister den Himmel gestürmt haben, herrscht auch von den Göttern Funkstille. Seitdem haben sich Geister in der Welt gezeigt. Sie behaubten die Meister hätten unterdrückt, deshalb konnen sie nicht hervorkommen. Zauberer haben gelernt mit ihnen umzugehen.</text:p>
      <text:p text:style-name="P23"/>
      <text:p text:style-name="P23">Wir sind auf uns allein gestellt, uns bleibt nur <text:s/><text:span text:style-name="T1">eigene Wege</text:span> zu finden ………. <text:span text:style-name="T8">und die verlassenen Palaäste und Tempel der alten herren zu plünd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2:51:18.518000000</meta:creation-date>
    <dc:date>2016-09-28T14:00:26.669000000</dc:date>
    <meta:editing-duration>PT53M48S</meta:editing-duration>
    <meta:editing-cycles>14</meta:editing-cycles>
    <meta:generator>LibreOffice/4.4.3.2$Windows_x86 LibreOffice_project/88805f81e9fe61362df02b9941de8e38a9b5fd16</meta:generator>
    <meta:document-statistic meta:table-count="1" meta:image-count="0" meta:object-count="0" meta:page-count="5" meta:paragraph-count="121" meta:word-count="1297" meta:character-count="8356" meta:non-whitespace-character-count="7177"/>
  </office:meta>
</office:document-meta>
</file>